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Lohit Devanagari" svg:font-family="Lohit Devanagari" style:font-family-generic="system" style:font-pitch="variable"/>
    <style:font-face style:name="AR PL SungtiL GB" svg:font-family="AR PL SungtiL GB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/>
    </style:style>
    <style:style style:name="P2" style:parent-style-name="Standard" style:family="paragraph">
      <style:paragraph-properties fo:text-align="center"/>
      <style:text-properties fo:font-size="14pt" style:font-size-asian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end"/>
      <style:text-properties fo:font-size="14pt" style:font-size-asian="14pt"/>
    </style:style>
    <style:style style:name="P13" style:parent-style-name="Standard" style:family="paragraph">
      <style:paragraph-properties fo:text-align="end"/>
      <style:text-properties fo:font-size="14pt" style:font-size-asian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fo:font-size="14pt" style:font-size-asian="14pt"/>
    </style:style>
    <style:style style:name="P21" style:parent-style-name="Standard" style:family="paragraph">
      <style:paragraph-properties fo:text-align="center"/>
      <style:text-properties fo:font-size="14pt" style:font-size-asian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end"/>
      <style:text-properties fo:font-size="14pt" style:font-size-asian="14pt"/>
    </style:style>
    <style:style style:name="P28" style:parent-style-name="Standard" style:family="paragraph">
      <style:paragraph-properties fo:text-align="end"/>
      <style:text-properties fo:font-size="14pt" style:font-size-asian="14pt"/>
    </style:style>
    <style:style style:name="P29" style:parent-style-name="Standard" style:family="paragraph">
      <style:paragraph-properties fo:text-align="end"/>
      <style:text-properties fo:font-size="14pt" style:font-size-asian="14pt"/>
    </style:style>
    <style:style style:name="P30" style:parent-style-name="Standard" style:family="paragraph">
      <style:paragraph-properties fo:text-align="end"/>
      <style:text-properties fo:font-size="14pt" style:font-size-asian="14pt"/>
    </style:style>
    <style:style style:name="P31" style:parent-style-name="Standard" style:family="paragraph">
      <style:paragraph-properties fo:text-align="end"/>
      <style:text-properties fo:font-size="14pt" style:font-size-asian="14pt"/>
    </style:style>
    <style:style style:name="P32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2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fo:font-size="14pt" style:font-size-asian="14pt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T54" style:parent-style-name="Основнойшрифтабзаца" style:family="text">
      <style:text-properties fo:language="en" fo:country="US"/>
    </style:style>
    <style:style style:name="P55" style:parent-style-name="Standard" style:family="paragraph">
      <style:paragraph-properties fo:text-align="justify"/>
      <style:text-properties fo:language="en" fo:country="US"/>
    </style:style>
    <style:style style:name="P56" style:parent-style-name="Standard" style:family="paragraph">
      <style:paragraph-properties fo:text-align="justify"/>
      <style:text-properties fo:language="en" fo:country="US"/>
    </style:style>
    <style:style style:name="P57" style:parent-style-name="Standard" style:family="paragraph">
      <style:paragraph-properties fo:text-align="justify"/>
      <style:text-properties fo:language="en" fo:country="US"/>
    </style:style>
    <style:style style:name="P58" style:parent-style-name="Standard" style:family="paragraph">
      <style:paragraph-properties fo:text-align="justify"/>
      <style:text-properties fo:language="en" fo:country="US"/>
    </style:style>
    <style:style style:name="P59" style:parent-style-name="Standard" style:family="paragraph">
      <style:paragraph-properties fo:text-align="justify"/>
      <style:text-properties fo:language="en" fo:country="US"/>
    </style:style>
    <style:style style:name="P60" style:parent-style-name="Standard" style:family="paragraph">
      <style:paragraph-properties fo:text-align="justify"/>
      <style:text-properties fo:language="en" fo:country="US"/>
    </style:style>
    <style:style style:name="P61" style:parent-style-name="Standard" style:family="paragraph">
      <style:paragraph-properties fo:text-align="justify"/>
      <style:text-properties fo:language="en" fo:country="US"/>
    </style:style>
    <style:style style:name="P62" style:parent-style-name="Standard" style:family="paragraph">
      <style:paragraph-properties fo:text-align="justify"/>
      <style:text-properties fo:language="en" fo:country="US"/>
    </style:style>
    <style:style style:name="P63" style:parent-style-name="Standard" style:family="paragraph">
      <style:paragraph-properties fo:text-align="justify"/>
      <style:text-properties fo:language="en" fo:country="US"/>
    </style:style>
    <style:style style:name="P64" style:parent-style-name="Standard" style:family="paragraph">
      <style:paragraph-properties fo:text-align="justify"/>
      <style:text-properties fo:language="en" fo:country="US"/>
    </style:style>
    <style:style style:name="P65" style:parent-style-name="Standard" style:family="paragraph">
      <style:paragraph-properties fo:text-align="justify"/>
      <style:text-properties fo:language="en" fo:country="US"/>
    </style:style>
    <style:style style:name="P66" style:parent-style-name="Standard" style:family="paragraph">
      <style:paragraph-properties fo:text-align="justify"/>
      <style:text-properties fo:language="en" fo:country="US"/>
    </style:style>
    <style:style style:name="P67" style:parent-style-name="Standard" style:family="paragraph">
      <style:paragraph-properties fo:text-align="justify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P76" style:parent-style-name="Standard" style:family="paragraph">
      <style:paragraph-properties fo:text-align="justify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Standard" style:family="paragraph">
      <style:paragraph-properties fo:text-align="justify"/>
      <style:text-properties fo:language="en" fo:country="US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justify"/>
    </style:style>
    <style:style style:name="P94" style:parent-style-name="Standard" style:family="paragraph">
      <style:paragraph-properties fo:text-align="justify"/>
    </style:style>
    <style:style style:name="T95" style:parent-style-name="Основнойшрифтабзаца" style:family="text">
      <style:text-properties fo:language="en" fo:country="US"/>
    </style:style>
    <style:style style:name="P96" style:parent-style-name="Standard" style:family="paragraph">
      <style:paragraph-properties fo:text-align="justify"/>
    </style:style>
    <style:style style:name="T97" style:parent-style-name="Основнойшрифтабзаца" style:family="text">
      <style:text-properties fo:language="en" fo:country="US"/>
    </style:style>
    <style:style style:name="P98" style:parent-style-name="Standard" style:family="paragraph">
      <style:paragraph-properties fo:text-align="justify"/>
    </style:style>
    <style:style style:name="T99" style:parent-style-name="Основнойшрифтабзаца" style:family="text">
      <style:text-properties fo:language="en" fo:country="US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justify"/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paragraph-properties fo:text-align="justify"/>
    </style:style>
    <style:style style:name="P113" style:parent-style-name="Standard" style:family="paragraph">
      <style:paragraph-properties fo:text-align="justify"/>
    </style:style>
    <style:style style:name="P114" style:parent-style-name="Standard" style:family="paragraph">
      <style:paragraph-properties fo:text-align="justify"/>
    </style:style>
    <style:style style:name="P115" style:parent-style-name="Standard" style:family="paragraph">
      <style:paragraph-properties fo:text-align="justify"/>
    </style:style>
    <style:style style:name="P116" style:parent-style-name="Standard" style:family="paragraph">
      <style:paragraph-properties fo:text-align="justify"/>
    </style:style>
    <style:style style:name="P117" style:parent-style-name="Standard" style:family="paragraph">
      <style:paragraph-properties fo:text-align="justify"/>
    </style:style>
    <style:style style:name="P118" style:parent-style-name="Standard" style:family="paragraph">
      <style:paragraph-properties fo:text-align="justify"/>
    </style:style>
    <style:style style:name="P119" style:parent-style-name="Standard" style:family="paragraph">
      <style:paragraph-properties fo:text-align="justify"/>
    </style:style>
    <style:style style:name="P120" style:parent-style-name="Standard" style:family="paragraph">
      <style:paragraph-properties fo:text-align="justify"/>
    </style:style>
    <style:style style:name="P121" style:parent-style-name="Standard" style:family="paragraph">
      <style:paragraph-properties fo:text-align="justify"/>
    </style:style>
    <style:style style:name="P122" style:parent-style-name="Standard" style:family="paragraph">
      <style:paragraph-properties fo:text-align="justify"/>
    </style:style>
    <style:style style:name="T123" style:parent-style-name="Основнойшрифтабзаца" style:family="text">
      <style:text-properties fo:language="en" fo:country="US"/>
    </style:style>
    <style:style style:name="P124" style:parent-style-name="Standard" style:family="paragraph">
      <style:paragraph-properties fo:text-align="justify"/>
    </style:style>
    <style:style style:name="P125" style:parent-style-name="Standard" style:family="paragraph">
      <style:paragraph-properties fo:text-align="justify"/>
    </style:style>
    <style:style style:name="T12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P128" style:parent-style-name="Standard" style:family="paragraph">
      <style:paragraph-properties fo:text-align="justify"/>
      <style:text-properties fo:language="en" fo:country="US"/>
    </style:style>
    <style:style style:name="P12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0" style:parent-style-name="Standard" style:family="paragraph">
      <style:paragraph-properties fo:text-align="justify"/>
    </style:style>
    <style:style style:name="T131" style:parent-style-name="Основнойшрифтабзаца" style:family="text">
      <style:text-properties fo:font-weight="bold" style:font-weight-asian="bold" style:font-weight-complex="bold"/>
    </style:style>
    <style:style style:name="P132" style:parent-style-name="Standard" style:family="paragraph">
      <style:paragraph-properties fo:text-align="justify"/>
    </style:style>
    <style:style style:name="T133" style:parent-style-name="Основнойшрифтабзаца" style:family="text">
      <style:text-properties fo:language="en" fo:country="US"/>
    </style:style>
    <style:style style:name="P134" style:parent-style-name="Standard" style:family="paragraph">
      <style:paragraph-properties fo:text-align="justify"/>
      <style:text-properties fo:language="en" fo:country="US"/>
    </style:style>
    <style:style style:name="P135" style:parent-style-name="Standard" style:family="paragraph">
      <style:paragraph-properties fo:text-align="justify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P139" style:parent-style-name="Standard" style:family="paragraph">
      <style:paragraph-properties fo:text-align="justify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font-weight="bold" style:font-weight-asian="bold" style:font-weight-complex="bold"/>
    </style:style>
    <style:style style:name="P142" style:parent-style-name="Standard" style:family="paragraph">
      <style:paragraph-properties fo:text-align="justify"/>
    </style:style>
    <style:style style:name="P143" style:parent-style-name="Standard" style:family="paragraph">
      <style:paragraph-properties fo:text-align="justify"/>
    </style:style>
    <style:style style:name="P144" style:parent-style-name="Standard" style:family="paragraph">
      <style:paragraph-properties fo:text-align="justify"/>
    </style:style>
    <style:style style:name="T145" style:parent-style-name="Основнойшрифтабзаца" style:family="text">
      <style:text-properties fo:font-weight="bold" style:font-weight-asian="bold" style:font-weight-complex="bold"/>
    </style:style>
    <style:style style:name="P146" style:parent-style-name="Standard" style:family="paragraph">
      <style:paragraph-properties fo:text-align="justify"/>
    </style:style>
    <style:style style:name="P147" style:parent-style-name="Standard" style:family="paragraph">
      <style:paragraph-properties fo:text-align="justify"/>
    </style:style>
    <style:style style:name="T148" style:parent-style-name="Основнойшрифтабзаца" style:family="text">
      <style:text-properties fo:language="en" fo:country="US"/>
    </style:style>
    <style:style style:name="P149" style:parent-style-name="Standard" style:family="paragraph">
      <style:paragraph-properties fo:text-align="justify"/>
      <style:text-properties fo:language="en" fo:country="US"/>
    </style:style>
    <style:style style:name="P150" style:parent-style-name="Standard" style:family="paragraph">
      <style:paragraph-properties fo:text-align="justify"/>
    </style:style>
    <style:style style:name="P151" style:parent-style-name="Standard" style:family="paragraph">
      <style:paragraph-properties fo:text-align="justify"/>
    </style:style>
    <style:style style:name="P152" style:parent-style-name="Standard" style:family="paragraph">
      <style:paragraph-properties fo:text-align="justify"/>
    </style:style>
    <style:style style:name="P153" style:parent-style-name="Standard" style:family="paragraph">
      <style:paragraph-properties fo:text-align="justify"/>
    </style:style>
    <style:style style:name="P154" style:parent-style-name="Standard" style:family="paragraph">
      <style:paragraph-properties fo:text-align="justify"/>
    </style:style>
    <style:style style:name="P155" style:parent-style-name="Standard" style:family="paragraph">
      <style:paragraph-properties fo:text-align="justify"/>
    </style:style>
    <style:style style:name="P156" style:parent-style-name="Standard" style:family="paragraph">
      <style:paragraph-properties fo:text-align="justify"/>
    </style:style>
    <style:style style:name="P157" style:parent-style-name="Standard" style:family="paragraph">
      <style:paragraph-properties fo:text-align="justify"/>
    </style:style>
    <style:style style:name="P158" style:parent-style-name="Standard" style:family="paragraph">
      <style:paragraph-properties fo:text-align="justify"/>
    </style:style>
    <style:style style:name="P159" style:parent-style-name="Standard" style:family="paragraph">
      <style:paragraph-properties fo:text-align="justify"/>
    </style:style>
    <style:style style:name="T160" style:parent-style-name="Выделение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Выделение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P164" style:parent-style-name="Textbody" style:family="paragraph">
      <style:text-properties fo:language="en" fo:country="US"/>
    </style:style>
    <style:style style:name="P165" style:parent-style-name="Standard" style:family="paragraph">
      <style:paragraph-properties fo:text-align="justify"/>
    </style:style>
    <style:style style:name="T166" style:parent-style-name="Основнойшрифтабзаца" style:family="text">
      <style:text-properties fo:language="en" fo:country="US"/>
    </style:style>
    <style:style style:name="P167" style:parent-style-name="Standard" style:family="paragraph">
      <style:paragraph-properties fo:text-align="justify"/>
    </style:style>
    <style:style style:name="P168" style:parent-style-name="Standard" style:family="paragraph">
      <style:paragraph-properties fo:text-align="justify"/>
    </style:style>
    <style:style style:name="T169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70" style:parent-style-name="Основнойшрифтабзаца" style:family="text">
      <style:text-properties fo:language="en" fo:country="US"/>
    </style:style>
    <style:style style:name="P171" style:parent-style-name="Standard" style:family="paragraph">
      <style:paragraph-properties fo:text-align="justify"/>
      <style:text-properties fo:language="en" fo:country="US"/>
    </style:style>
    <style:style style:name="P17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3" style:parent-style-name="Standard" style:family="paragraph">
      <style:paragraph-properties fo:text-align="justify"/>
    </style:style>
    <style:style style:name="T174" style:parent-style-name="Основнойшрифтабзаца" style:family="text">
      <style:text-properties fo:font-weight="bold" style:font-weight-asian="bold" style:font-weight-complex="bold"/>
    </style:style>
    <style:style style:name="P175" style:parent-style-name="Standard" style:family="paragraph">
      <style:paragraph-properties fo:text-align="justify"/>
    </style:style>
    <style:style style:name="T176" style:parent-style-name="Основнойшрифтабзаца" style:family="text">
      <style:text-properties fo:language="en" fo:country="US"/>
    </style:style>
    <style:style style:name="P177" style:parent-style-name="Standard" style:family="paragraph">
      <style:paragraph-properties fo:text-align="justify"/>
      <style:text-properties fo:language="en" fo:country="US"/>
    </style:style>
    <style:style style:name="P178" style:parent-style-name="Standard" style:family="paragraph">
      <style:paragraph-properties fo:text-align="justify"/>
      <style:text-properties fo:language="en" fo:country="US"/>
    </style:style>
    <style:style style:name="P179" style:parent-style-name="Standard" style:family="paragraph">
      <style:paragraph-properties fo:text-align="justify"/>
      <style:text-properties fo:language="en" fo:country="US"/>
    </style:style>
    <style:style style:name="P180" style:parent-style-name="Standard" style:family="paragraph">
      <style:paragraph-properties fo:text-align="justify"/>
    </style:style>
    <style:style style:name="T18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82" style:parent-style-name="Основнойшрифтабзаца" style:family="text">
      <style:text-properties fo:language="en" fo:country="US"/>
    </style:style>
    <style:style style:name="P183" style:parent-style-name="Standard" style:family="paragraph">
      <style:paragraph-properties fo:text-align="justify"/>
    </style:style>
    <style:style style:name="P184" style:parent-style-name="Standard" style:family="paragraph">
      <style:paragraph-properties fo:text-align="justify"/>
      <style:text-properties fo:language="en" fo:country="US"/>
    </style:style>
    <style:style style:name="P185" style:parent-style-name="Standard" style:family="paragraph">
      <style:paragraph-properties fo:text-align="justify"/>
      <style:text-properties fo:language="en" fo:country="US"/>
    </style:style>
    <style:style style:name="P186" style:parent-style-name="Standard" style:family="paragraph">
      <style:paragraph-properties fo:text-align="justify"/>
      <style:text-properties fo:language="en" fo:country="US"/>
    </style:style>
    <style:style style:name="P187" style:parent-style-name="Standard" style:family="paragraph">
      <style:paragraph-properties fo:text-align="justify"/>
      <style:text-properties fo:language="en" fo:country="US"/>
    </style:style>
    <style:style style:name="P188" style:parent-style-name="Standard" style:family="paragraph">
      <style:paragraph-properties fo:text-align="justify"/>
      <style:text-properties fo:language="en" fo:country="US"/>
    </style:style>
    <style:style style:name="P189" style:parent-style-name="Standard" style:family="paragraph">
      <style:paragraph-properties fo:text-align="justify"/>
      <style:text-properties fo:language="en" fo:country="US"/>
    </style:style>
    <style:style style:name="P190" style:parent-style-name="Standard" style:family="paragraph">
      <style:paragraph-properties fo:text-align="justify"/>
    </style:style>
    <style:style style:family="graphic" style:name="a0">
      <style:graphic-properties style:vertical-pos="middle"/>
    </style:style>
  </office:automatic-styles>
  <office:body>
    <office:text text:use-soft-page-breaks="true">
      <text:p text:style-name="P1">Кубанский Государственный Университет</text:p>
      <text:p text:style-name="P2">Факультет математики и компьютерных наук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Кафедра информационных</text:p>
      <text:p text:style-name="P13">образовательных технологий</text:p>
      <text:p text:style-name="P14"/>
      <text:p text:style-name="P15"/>
      <text:p text:style-name="P16"/>
      <text:p text:style-name="P17"/>
      <text:p text:style-name="P18">Отчёт</text:p>
      <text:p text:style-name="P19"><text:span text:style-name="T20">по лабораторной работе №1 <text:s/>по курсу «Программирование»</text:span></text:p>
      <text:p text:style-name="P21">Тема<text:s/>«Программирование линейных вычислительных процессов»</text:p>
      <text:p text:style-name="P22"/>
      <text:p text:style-name="P23"/>
      <text:p text:style-name="P24"/>
      <text:p text:style-name="P25"/>
      <text:p text:style-name="P26"/>
      <text:p text:style-name="P27">Выполнил</text:p>
      <text:p text:style-name="P28">студент гр. <text:s text:c="6"/></text:p>
      <text:p text:style-name="P29">Климантов Артём Сергеевич</text:p>
      <text:p text:style-name="P30">Проверил</text:p>
      <text:p text:style-name="P31">доц. каф. ИОТ Алексеев <text:s/>Е.Р.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Краснодар, 2020</text:p>
      <text:soft-page-break/>
      <text:p text:style-name="P47">Вариант №5</text:p>
      <text:p text:style-name="P48"/>
      <text:p text:style-name="P49">Задача №1. Ввод-вывод данных. Операция<text:s/>присваивания.</text:p>
      <text:p text:style-name="P50"/>
      <text:p text:style-name="P51"/>
      <text:p text:style-name="P52">Условия задачи:</text:p>
      <text:p text:style-name="Textbody">Даны три числа –<text:s/><text:span text:style-name="Variable">a</text:span>,<text:s/><text:span text:style-name="Variable">b</text:span>,<text:s/><text:span text:style-name="Variable">c</text:span>. Найти их среднее арифметическое и среднее геометрическое.</text:p>
      <text:p text:style-name="Textbody"/>
      <text:p text:style-name="P53">Код программы на языке программирования<text:s/><text:span text:style-name="T54">Pascal</text:span>:</text:p>
      <text:p text:style-name="P55">var a, b, c, sa, sg:real;</text:p>
      <text:p text:style-name="P56"/>
      <text:p text:style-name="P57">begin</text:p>
      <text:p text:style-name="P58"><text:s text:c="2"/>writeln('Enter A = ');</text:p>
      <text:p text:style-name="P59"><text:s text:c="2"/>readln(a);</text:p>
      <text:p text:style-name="P60"/>
      <text:p text:style-name="P61"><text:s text:c="2"/>writeln('Enter B<text:s/>= ');</text:p>
      <text:p text:style-name="P62"><text:s text:c="2"/>readln(b);</text:p>
      <text:p text:style-name="P63"/>
      <text:p text:style-name="P64"><text:s text:c="2"/>writeln('Enter C = ');</text:p>
      <text:p text:style-name="P65"><text:s text:c="2"/>readln(c);</text:p>
      <text:p text:style-name="P66"/>
      <text:p text:style-name="P67"><text:span text:style-name="T68"><text:s text:c="2"/></text:span><text:span text:style-name="T69">sa</text:span>:=(<text:span text:style-name="T70">a</text:span>+<text:span text:style-name="T71">b</text:span>+<text:span text:style-name="T72">c</text:span>)/3; //среднее арифметическое введенных чисел<text:s/><text:span text:style-name="T73">a</text:span>,<text:span text:style-name="T74">b</text:span>,<text:span text:style-name="T75">c</text:span></text:p>
      <text:p text:style-name="P76"><text:s text:c="2"/><text:span text:style-name="T77">sg</text:span>:=<text:span text:style-name="T78">exp</text:span>((1/3)*<text:span text:style-name="T79">ln</text:span>(<text:span text:style-name="T80">a</text:span>*<text:span text:style-name="T81">b</text:span>*<text:span text:style-name="T82">c</text:span>)); //среднее геометрическое введенных чисел<text:s/><text:span text:style-name="T83">a</text:span>,<text:span text:style-name="T84">b</text:span>,<text:span text:style-name="T85">c</text:span></text:p>
      <text:p text:style-name="P86"/>
      <text:p text:style-name="P87"><text:s text:c="2"/><text:span text:style-name="T88">writeln('SredArifm = ',sa);</text:span></text:p>
      <text:p text:style-name="P89"><text:s text:c="2"/>writeln('SredGeom = ',sg);</text:p>
      <text:p text:style-name="P90">end.</text:p>
      <text:p text:style-name="P91"/>
      <text:p text:style-name="P92"/>
      <text:p text:style-name="P93">Результат решение при введённых данных:</text:p>
      <text:p text:style-name="P94"><text:span text:style-name="T95">A</text:span>=5</text:p>
      <text:p text:style-name="P96"><text:span text:style-name="T97">B</text:span>=6</text:p>
      <text:p text:style-name="P98"><text:span text:style-name="T99">C</text:span>=7</text:p>
      <text:p text:style-name="P100">среднее арифметическое<text:s/>= 6</text:p>
      <text:p text:style-name="P101">среднее геометрическое =5,943921…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soft-page-break/>
      <text:p text:style-name="P118">Задача №2. Операция целочисленной арифметики</text:p>
      <text:p text:style-name="P119"/>
      <text:p text:style-name="P120"/>
      <text:p text:style-name="P121">Условия задачи:</text:p>
      <text:p text:style-name="Textbody">Дано двухзначное число. Найти сумму его цифр.</text:p>
      <text:p text:style-name="Textbody"/>
      <text:p text:style-name="P122">Код программы на языке программирования<text:s/><text:span text:style-name="T123">Pascal</text:span>:</text:p>
      <text:p text:style-name="P124"/>
      <text:p text:style-name="P125"><text:span text:style-name="T126">var<text:s/></text:span><text:span text:style-name="T127">a,b,c,d:integer;</text:span></text:p>
      <text:p text:style-name="P128"/>
      <text:p text:style-name="P129">begin</text:p>
      <text:p text:style-name="P130"><text:span text:style-name="T131"><text:s text:c="2"/></text:span>writeln('Введите двухзначное число ');</text:p>
      <text:p text:style-name="P132"><text:s text:c="2"/><text:span text:style-name="T133">readln(a);</text:span></text:p>
      <text:p text:style-name="P134"><text:s text:c="2"/></text:p>
      <text:p text:style-name="P135"><text:span text:style-name="T136"><text:s text:c="2"/>b:=a<text:s/></text:span><text:span text:style-name="T137">div<text:s/></text:span><text:span text:style-name="T138">10;</text:span></text:p>
      <text:p text:style-name="P139"><text:span text:style-name="T140"><text:s text:c="2"/></text:span>c:=a<text:s/><text:span text:style-name="T141">mod<text:s/></text:span>10;</text:p>
      <text:p text:style-name="P142"><text:s text:c="2"/>d:=c+b; //сумма цифр</text:p>
      <text:p text:style-name="P143"><text:s text:c="2"/>writeln('Сумма цифр равна = ',d)</text:p>
      <text:p text:style-name="P144"><text:span text:style-name="T145">end</text:span>.</text:p>
      <text:p text:style-name="P146"/>
      <text:p text:style-name="P147">Результат при введённых данных<text:span text:style-name="T148">:</text:span></text:p>
      <text:p text:style-name="P149">A=65</text:p>
      <text:p text:style-name="P150">Сумма цифр числа = 11</text:p>
      <text:p text:style-name="P151"/>
      <text:p text:style-name="P152"/>
      <text:p text:style-name="P153"/>
      <text:p text:style-name="P154"/>
      <text:p text:style-name="P155"/>
      <text:p text:style-name="P156">Задача №3. Встроенные математические функции</text:p>
      <text:p text:style-name="P157"/>
      <text:p text:style-name="P158"/>
      <text:p text:style-name="P159">Условия задачи:</text:p>
      <text:p text:style-name="Textbody">Разработать программу на языке Паскаль. Все входные и выходные данные в задачах —<text:s/><text:span text:style-name="Выделение">вещественные числа</text:span>.</text:p>
      <text:p text:style-name="Textbody">Вычислить значение выражения<text:s/><text:span text:style-name="Выделение">y</text:span>=<text:span text:style-name="Выделение">f</text:span>(<text:span text:style-name="Выделение">x</text:span>) при заданном значении<text:s/><text:span text:style-name="Выделение">x.</text:span></text:p>
      <text:p text:style-name="Textbody"><text:span text:style-name="T160"><text:s/>f</text:span><text:span text:style-name="T161">(</text:span><text:span text:style-name="T162">x</text:span><text:span text:style-name="T163">)=</text:span><draw:frame draw:style-name="a0" text:anchor-type="as-char" svg:x="0in" svg:y="0in" svg:width="1.98958in" svg:height="0.375in" style:rel-width="scale" style:rel-height="scale"><draw:object xlink:href="Object 1/" xlink:type="simple" xlink:show="embed" xlink:actuate="onLoad"/></draw:frame></text:p>
      <text:p text:style-name="P164"/>
      <text:p text:style-name="P165">Код программы на языке программирования<text:s/><text:span text:style-name="T166">Pascal</text:span>:</text:p>
      <text:p text:style-name="P167"/>
      <text:p text:style-name="P168"><text:span text:style-name="T169">var<text:s/></text:span><text:span text:style-name="T170">x,r,cot:real;</text:span></text:p>
      <text:p text:style-name="P171"/>
      <text:p text:style-name="P172">begin</text:p>
      <text:p text:style-name="P173"><text:span text:style-name="T174"><text:s text:c="2"/></text:span>writeln('Введите аргумент функции ');</text:p>
      <text:p text:style-name="P175"><text:s text:c="2"/><text:span text:style-name="T176">readln(x);</text:span></text:p>
      <text:p text:style-name="P177"><text:s text:c="2"/>cot:=cos(x)/sin(x);</text:p>
      <text:p text:style-name="P178"><text:s text:c="2"/>r:=sign(x)*exp(1/3*ln(sqrt(abs(x)))) + abs(cot*cot+(exp(x)/(2*pi))-(x*x*x));</text:p>
      <text:p text:style-name="P179"><text:s text:c="2"/>writeln('Result = ',r); <text:s/></text:p>
      <text:p text:style-name="P180"><text:span text:style-name="T181">end</text:span><text:span text:style-name="T182">.</text:span></text:p>
      <text:soft-page-break/>
      <text:p text:style-name="P183">Результат при введённых данных:</text:p>
      <text:p text:style-name="P184">x=5</text:p>
      <text:p text:style-name="P185">Result = 102.599467313957…</text:p>
      <text:p text:style-name="P186"/>
      <text:p text:style-name="P187">x=-8</text:p>
      <text:p text:style-name="P188">Result = 510.607467961197…</text:p>
      <text:p text:style-name="P189"/>
      <text:p text:style-name="P1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Lohit Devanagari" svg:font-family="Lohit Devanagari" style:font-family-generic="system" style:font-pitch="variable"/>
    <style:font-face style:name="AR PL SungtiL GB" svg:font-family="AR PL SungtiL GB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Lohit Devanagari" style:font-name-complex="Liberation Serif" style:letter-kerning="true" fo:font-size="12pt" style:font-size-asian="12pt" style:font-size-complex="12pt" style:language-asian="hi" style:country-asian="IN" style:language-complex="ru" style:country-complex="RU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-asian="AR PL SungtiL GB" style:font-name-complex="Lohit Devanagari" style:language-asian="zh" style:country-asian="CN" style:language-complex="hi" style:country-complex="IN" fo:hyphenate="false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style:font-name-complex="Lohit Devanagari" fo:font-size="14pt" style:font-size-asian="14pt" style:font-size-complex="14pt" style:language-asian="zh" style:country-asian="CN" style:language-complex="hi" style:country-complex="IN" fo:hyphenate="false"/>
    </style:style>
    <style:style style:name="Выделение" style:display-name="Выделение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ем Климантов</meta:initial-creator>
    <dc:creator>Артём Климантов</dc:creator>
    <meta:creation-date>2020-09-13T10:57:00Z</meta:creation-date>
    <dc:date>2020-09-28T17:45:00Z</dc:date>
    <meta:template xlink:href="Normal.dotm" xlink:type="simple"/>
    <meta:editing-cycles>2</meta:editing-cycles>
    <meta:editing-duration>PT1200S</meta:editing-duration>
    <meta:document-statistic meta:page-count="4" meta:paragraph-count="4" meta:word-count="317" meta:character-count="2125" meta:row-count="15" meta:non-whitespace-character-count="1812"/>
  </office:meta>
</office:document-meta>
</file>

<file path=Object 1/content.xml><?xml version="1.0" encoding="utf-8"?>
<mml:math xmlns:mml="http://www.w3.org/1998/Math/MathML" xmlns:m="http://schemas.openxmlformats.org/officeDocument/2006/math">
  <mml:mroot>
    <mml:mrow>
      <mml:msqrt>
        <mml:mo>∣</mml:mo>
        <mml:mi>x</mml:mi>
        <mml:mo>∣</mml:mo>
      </mml:msqrt>
    </mml:mrow>
    <mml:mrow>
      <mml:mn>3</mml:mn>
    </mml:mrow>
  </mml:mroot>
  <mml:mo>+</mml:mo>
  <mml:mo>∣</mml:mo>
  <mml:msup>
    <mml:mrow>
      <mml:mtext>ctg</mml:mtext>
    </mml:mrow>
    <mml:mrow>
      <mml:mn>2</mml:mn>
    </mml:mrow>
  </mml:msup>
  <mml:mi>x</mml:mi>
  <mml:mo>+</mml:mo>
  <mml:mfrac>
    <mml:mrow>
      <mml:msup>
        <mml:mrow>
          <mml:mi>e</mml:mi>
        </mml:mrow>
        <mml:mrow>
          <mml:mi>x</mml:mi>
        </mml:mrow>
      </mml:msup>
    </mml:mrow>
    <mml:mrow>
      <mml:mn>2</mml:mn>
      <mml:mo>⋅</mml:mo>
      <mml:mi>π</mml:mi>
    </mml:mrow>
  </mml:mfrac>
  <mml:mo>-</mml:mo>
  <mml:msup>
    <mml:mrow>
      <mml:mi>x</mml:mi>
    </mml:mrow>
    <mml:mrow>
      <mml:mn>3</mml:mn>
    </mml:mrow>
  </mml:msup>
  <mml:mo>∣</mml:mo>
</mml:math>
</file>